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38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39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text-properties fo:font-size="12pt" style:font-size-asian="12pt" style:font-size-complex="12pt"/>
    </style:style>
    <style:style style:name="P41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2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8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968217758640687777" text:style-name="L1">
        <text:list-item>
          <text:list>
            <text:list-header>
              <text:p text:style-name="P4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4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281778" text:continue-numbering="true" text:style-name="L1">
        <text:list-item>
          <text:list>
            <text:list-header>
              <text:p text:style-name="P44">Run: 6<text:span text:style-name="T3"> x 0.2 miles at 7:09/mile pace with a 0.2 mile jog before each run. The 0.2 mile runs each took 85.7 seconds. The jogs before each 0.2 mile run took about 2:18.</text:span></text:p>
              <text:p text:style-name="P44">Warmdown: <text:span text:style-name="T3">½ mile in about 5:30</text:span></text:p>
              <text:p text:style-name="P47"/>
              <text:p text:style-name="P44"><text:span text:style-name="T3">Thur Nov 15, 2018 </text:span>2.25 miles<text:span text:style-name="T3"> </text:span></text:p>
              <text:p text:style-name="P47">On the Wise Center indoor track: 1 mile splits 4:55 + 4:35 = 9:30, rest 5 minutes</text:p>
              <text:p text:style-name="P47">On a recumbant stationary bike: </text:p>
              <text:list>
                <text:list-item>
                  <text:list>
                    <text:list-header>
                      <text:p text:style-name="P47"><text:s text:c="5"/>50 calorie ride in 4:10 (final pulse: 137), 25 calorie slow ride </text:p>
                      <text:p text:style-name="P47"><text:s text:c="5"/>25 calorie ride in 1:58, 25 calorie slow ride</text:p>
                      <text:p text:style-name="P4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295392" text:continue-numbering="true" text:style-name="L1">
        <text:list-item>
          <text:list>
            <text:list-header>
              <text:p text:style-name="P50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03727" text:continue-numbering="true" text:style-name="L1">
        <text:list-item>
          <text:list>
            <text:list-header>
              <text:p text:style-name="P50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893472483579646711" text:style-name="L2">
        <text:list-item>
          <text:list>
            <text:list-item>
              <text:p text:style-name="P51">miles in the last week</text:p>
              <text:p text:style-name="P55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160025443228976577" text:style-name="L3">
        <text:list-item>
          <text:p text:style-name="P52">Warm up with a mile at about 9:00 – 9:30/mile pace and rest a few minutes.</text:p>
        </text:list-item>
        <text:list-item>
          <text:p text:style-name="P52">Start running at about 8:35/mile pace and then adjust pace so that HR is </text:p>
          <text:list>
            <text:list-header>
              <text:p text:style-name="P52"><text:s text:c="10"/>HR0 = 142 +/- 1 bpm.</text:p>
            </text:list-header>
          </text:list>
        </text:list-item>
        <text:list-item>
          <text:p text:style-name="P52">Use a watch to record mile splits and stop running when the split exceeds <text:tab/>Tmax = 8:45</text:p>
        </text:list-item>
        <text:list-item>
          <text:p text:style-name="P52">The more miles I am able to run without reaching 8:45/mile, <text:s/>the better my <text:tab/>fitness.</text:p>
          <text:p text:style-name="P52">If another runner wants to perform the test mentioned above they will need to establish values for HR0 and Tmax in the following way. <text:s/></text:p>
          <text:p text:style-name="P5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4">2.<text:tab/>Next continue running but now adjust pace up and down in order to keep HR <text:tab/>near HR0. <text:s/>Record mile splits on a watch. <text:s/>The split for the 3rd mile is Tmax.</text:p>
          <text:p text:style-name="P65">Continued</text:p>
          <text:p text:style-name="P6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001215860390973868" text:style-name="L4">
        <text:list-item>
          <text:list>
            <text:list-header>
              <text:p text:style-name="P57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418008155740683784" text:style-name="L5">
        <text:list-item>
          <text:list>
            <text:list-header>
              <text:p text:style-name="P48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031459628857564681" text:style-name="L6">
        <text:list-item>
          <text:list>
            <text:list-header>
              <text:p text:style-name="P45"/>
              <text:p text:style-name="P45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139122855722378120" text:style-name="L7">
        <text:list-item>
          <text:list>
            <text:list-header>
              <text:p text:style-name="P56">1.5 miles on a treadmill averaging about 8:45/mile and rest about 4 minutes</text:p>
              <text:p text:style-name="P53">Run:<text:span text:style-name="T3"> 0.15 mile lead into a 1mile run in 7:13, ¼ mile splits: 1:50, 1:50, 1:48, 1:45</text:span></text:p>
              <text:p text:style-name="P56">I ran the last 0.2 miles under 7:00/mile pace. Pulse at the end of run: 158 bpm</text:p>
              <text:p text:style-name="P53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047984714016018213" text:style-name="L8">
        <text:list-item>
          <text:list>
            <text:list-header>
              <text:p text:style-name="P46">Run:<text:span text:style-name="T3"> 5 x ½ mile on a treadmill with ¼ mile jogs before each run </text:span></text:p>
              <text:p text:style-name="P49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6922525041031715638" text:style-name="L9">
        <text:list-item>
          <text:list>
            <text:list-header>
              <text:p text:style-name="P58">2.3 miles on a 535 m hilly loop in Greendale Cemetery averaging 10:40/mile</text:p>
              <text:p text:style-name="P58">Sum of ascents on the 2.33 mile run: 160 feet </text:p>
              <text:p text:style-name="P58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7"><text:span text:style-name="T3"/></text:p>
      <text:p text:style-name="P16"/>
      <text:h text:style-name="P43" text:outline-level="1"><text:soft-page-break/>6 hour run Buffalo NY April 28, 2019 </text:h>
      <text:h text:style-name="P43" text:outline-level="1">The run is on a 3.24 mile course on Amherst Bike Path <text:s text:c="2"/></text:h>
      <text:h text:style-name="P43" text:outline-level="1">Lap<text:tab/> <text:s text:c="3"/>Time(<text:span text:style-name="T14">Watch</text:span>) <text:s text:c="2"/>Time(<text:span text:style-name="T15">Clock</text:span>)</text:h>
      <text:p text:style-name="P37"><text:s text:c="2"/>0<text:tab/><text:tab/>0:00 <text:s text:c="10"/>8:00 AM</text:p>
      <text:p text:style-name="P38"><text:s text:c="2"/>1 <text:s text:c="13"/>0:36 <text:s text:c="10"/>8:36<text:tab/><text:tab/>Salt Stick<text:tab/>Gatorade<text:tab/><text:tab/><text:tab/><text:tab/><text:tab/><text:tab/></text:p>
      <text:p text:style-name="P37"><text:s text:c="2"/>2<text:tab/><text:tab/>1:12 <text:s text:c="10"/>9:12<text:tab/><text:tab/><text:tab/><text:tab/>Gatorade<text:tab/><text:tab/>gel<text:tab/><text:tab/><text:tab/></text:p>
      <text:p text:style-name="P41"><text:s text:c="4"/>3<text:tab/><text:tab/> 1:48 <text:s text:c="10"/>9:48<text:tab/><text:tab/> <text:s/>Salt Stick<text:tab/> <text:s/>Gatorade<text:tab/><text:tab/></text:p>
      <text:p text:style-name="P42"><text:s text:c="4"/>4<text:tab/><text:tab/> 2:24 <text:s text:c="8"/>10:24<text:tab/><text:tab/><text:tab/> <text:s/><text:tab/> <text:s/>Gatorade<text:tab/><text:tab/> gel</text:p>
      <text:p text:style-name="P37"><text:s text:c="2"/>5<text:tab/><text:tab/>3:00 <text:s text:c="8"/>11:00<text:tab/><text:tab/>Salt Stick<text:tab/>Gatorade</text:p>
      <text:p text:style-name="P37"><text:s text:c="2"/>6<text:tab/><text:tab/>3:36 <text:s text:c="8"/>11:36<text:tab/><text:tab/><text:tab/><text:tab/>Gatorade<text:tab/> <text:s text:c="6"/><text:tab/>gel</text:p>
      <text:p text:style-name="P37"><text:s text:c="2"/>7<text:tab/><text:tab/>4:12 <text:s text:c="8"/>12:12<text:tab/><text:tab/>Salt Stick<text:tab/>Gatorade<text:tab/><text:tab/>gel</text:p>
      <text:p text:style-name="P37"><text:s text:c="2"/>8<text:tab/><text:tab/>4:48 <text:s text:c="8"/>12:48<text:tab/><text:tab/><text:tab/><text:tab/>Coke</text:p>
      <text:p text:style-name="P37"><text:s text:c="2"/>9<text:tab/><text:tab/>5:24<text:tab/> <text:s text:c="8"/>1:24 <text:tab/><text:tab/>Salt Stick<text:tab/>Coke</text:p>
      <text:p text:style-name="P37">10<text:tab/><text:tab/>6:00<text:tab/><text:tab/>2:00</text:p>
      <text:p text:style-name="P39">I will carry a few additional gels.</text:p>
      <text:p text:style-name="P39"/>
      <text:p text:style-name="P39">Each bottle of Gatorade and Coke will contain about 13 ounces.</text:p>
      <text:p text:style-name="P39">The total ounces will be 13x9 = 117 and ounces per mile = 117/32.4 = 3.6/mile <text:tab/>On a cool day this is good for me. Gatorade has 6.67 calories/ounce, Coke 12.5 calories/ounce.</text:p>
      <text:p text:style-name="P39"/>
      <text:p text:style-name="P39">Total calories consumed during the 5.4 hours after the first lap will be:</text:p>
      <text:p text:style-name="P39"><text:s text:c="9"/>For each of 7 Gatorade bottles: </text:p>
      <text:p text:style-name="P39"><text:tab/><text:tab/>13 ounces x 6.67 cal/ounces = 87 cal/bottle</text:p>
      <text:p text:style-name="P40"><text:span text:style-name="T12"><text:tab/></text:span><text:span text:style-name="T13">For all 7 bottles Gatorade: 7 x 87 = 609 calories</text:span></text:p>
      <text:p text:style-name="P39"><text:tab/>For each of 2 Coke bottles:</text:p>
      <text:p text:style-name="P39"><text:tab/><text:tab/>13 ounces x 12.5 cal/ounce = 162 cal/bottle</text:p>
      <text:p text:style-name="P40"><text:span text:style-name="T12"><text:tab/></text:span><text:span text:style-name="T13">For 2 bottles of Coke: 2 x 162 = 324 calories</text:span></text:p>
      <text:p text:style-name="P40"><text:span text:style-name="T12"><text:tab/></text:span><text:span text:style-name="T13">For 4 gels: 400 calories</text:span></text:p>
      <text:p text:style-name="P40"><text:span text:style-name="T12"><text:tab/></text:span><text:span text:style-name="T13">Total = 609 + 324 + 400 = 1333</text:span><text:span text:style-name="T12"> after the first lap i.e. during 5.4 hours.</text:span></text:p>
      <text:p text:style-name="P39">Calories/hour = 1333/5.4 = 247 cal <text:s text:c="2"/>This is how many calories the body can absorb per hour.</text:p>
      <text:p text:style-name="P39"/>
      <text:p text:style-name="P39"/>
      <text:p text:style-name="P16"><text:soft-page-break/>Sat May 4, 2019 <text:span text:style-name="T2">5.5 miles</text:span></text:p>
      <text:p text:style-name="P16"><text:span text:style-name="T2">On a staionary recumbent bike set at level 12: </text:span>I did a 500 calorie ride in 49:30. <text:s/>Final heart rate 117 bpm, Average heart rate about 108 bpm.</text:p>
      <text:p text:style-name="P61">Warm down: <text:span text:style-name="T3">½ mile jog and walk home uphill. </text:span></text:p>
      <text:p text:style-name="P61"><text:span text:style-name="T3"/></text:p>
      <text:p text:style-name="P62"><text:span text:style-name="T3">Sun May 5, 2019 </text:span>no running </text:p>
      <text:p text:style-name="P62"/>
      <text:p text:style-name="P62">On May 2, my right calf cramped while running. Since then the calf has been sore. <text:s/>I have been massaging it every day and this seems to help.</text:p>
      <text:p text:style-name="P62"/>
      <text:p text:style-name="P63">Mon May 6, 2019 <text:span text:style-name="T2">6 miles</text:span> </text:p>
      <text:p text:style-name="P63"><text:span text:style-name="T2">Run:</text:span> I ran 5 miles averaging 10:00/mile. <text:s/>The first 4 miles were on hilly roads and the last mile was on the Allegheny College track. <text:s/>My right calf was still a little sore.</text:p>
      <text:p text:style-name="P62">Warm down: <text:s/>I jogged 1 mile home.</text:p>
      <text:p text:style-name="P62"/>
      <text:p text:style-name="P63">Tues May 7, 2019 <text:span text:style-name="T2">6 miles</text:span> </text:p>
      <text:p text:style-name="P63"><text:span text:style-name="T2">Run:</text:span> I ran the same 5 mile course that I did yesterday and averaged 9:33/mile. <text:s/>My calf was somewhat better.</text:p>
      <text:p text:style-name="P62">Warm down: <text:span text:style-name="T3"><text:s/>I jogged 1 mile home.</text:span></text:p>
      <text:p text:style-name="P62">Splits for the 5 mile run:</text:p>
      <text:p text:style-name="P62"><text:span text:style-name="T3">Yesterday: <text:s/>10:45 (up hill), 9:50, 9:23, 9:51, 10:10 </text:span></text:p>
      <text:p text:style-name="P62"><text:span text:style-name="T3">Today: <text:s text:c="7"/>10:17 (up hill), 9:39, 9:24, 9:32, 8:53</text:span></text:p>
      <text:p text:style-name="P63"/>
      <text:p text:style-name="P6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07T16:07:58.62</dc:date>
    <dc:creator>James  Lombardi</dc:creator>
    <meta:editing-duration>P8DT16H37M16S</meta:editing-duration>
    <meta:editing-cycles>766</meta:editing-cycles>
    <meta:generator>OpenOffice/4.1.2$Win32 OpenOffice.org_project/412m3$Build-9782</meta:generator>
    <meta:document-statistic meta:table-count="0" meta:image-count="0" meta:object-count="0" meta:page-count="33" meta:paragraph-count="848" meta:word-count="10558" meta:character-count="53089"/>
  </office:meta>
</office:document-meta>
</file>